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5.546cm"/>
    </style:style>
    <style:style style:name="co3" style:family="table-column">
      <style:table-column-properties fo:break-before="auto" style:column-width="5.904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4.452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6.011cm"/>
    </style:style>
    <style:style style:name="co9" style:family="table-column">
      <style:table-column-properties fo:break-before="auto" style:column-width="2.267cm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" style:family="table-cell" style:parent-style-name="Excel_20_Built-in_20_Normal" style:data-style-name="N108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" style:family="table-cell" style:parent-style-name="Excel_20_Built-in_20_Normal" style:data-style-name="N108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number-columns-repeated="1018" table:default-cell-style-name="ce6"/>
        <table:table-row table:style-name="ro3">
          <table:table-cell table:style-name="ce1" office:value-type="string">
            <text:p>commune</text:p>
          </table:table-cell>
          <table:table-cell office:value-type="string">
            <text:p>Endettement global en 2010</text:p>
          </table:table-cell>
          <table:table-cell table:style-name="ce4" office:value-type="string">
            <text:p>Endettement par habitant en 2010</text:p>
          </table:table-cell>
          <table:table-cell table:style-name="ce4" office:value-type="string">
            <text:p>Nombre d'habitants en 2010</text:p>
          </table:table-cell>
          <table:table-cell table:style-name="ce4" office:value-type="string">
            <text:p>Parti maire</text:p>
          </table:table-cell>
          <table:table-cell table:style-name="ce5" office:value-type="string">
            <text:p>Bonhomme</text:p>
          </table:table-cell>
          <table:table-cell table:number-columns-repeated="1018"/>
        </table:table-row>
        <table:table-row table:style-name="ro2">
          <table:table-cell office:value-type="string">
            <text:p>Ambarès-et-Lagrave</text:p>
          </table:table-cell>
          <table:table-cell office:value-type="float" office:value="9971000">
            <text:p>9971000</text:p>
          </table:table-cell>
          <table:table-cell office:value-type="float" office:value="755">
            <text:p>755</text:p>
          </table:table-cell>
          <table:table-cell office:value-type="float" office:value="13200">
            <text:p>13200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Ambès</text:p>
          </table:table-cell>
          <table:table-cell office:value-type="float" office:value="255000">
            <text:p>255000</text:p>
          </table:table-cell>
          <table:table-cell office:value-type="float" office:value="86">
            <text:p>86</text:p>
          </table:table-cell>
          <table:table-cell office:value-type="float" office:value="2958">
            <text:p>2958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rtigues-près-Bordeaux</text:p>
          </table:table-cell>
          <table:table-cell office:value-type="float" office:value="1712000">
            <text:p>1712000</text:p>
          </table:table-cell>
          <table:table-cell office:value-type="float" office:value="259">
            <text:p>259</text:p>
          </table:table-cell>
          <table:table-cell office:value-type="float" office:value="6606">
            <text:p>6606</text:p>
          </table:table-cell>
          <table:table-cell office:value-type="string">
            <text:p>PS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Bassens</text:p>
          </table:table-cell>
          <table:table-cell office:value-type="float" office:value="6236000">
            <text:p>6236000</text:p>
          </table:table-cell>
          <table:table-cell office:value-type="float" office:value="930">
            <text:p>930</text:p>
          </table:table-cell>
          <table:table-cell office:value-type="float" office:value="6705">
            <text:p>6705</text:p>
          </table:table-cell>
          <table:table-cell office:value-type="string">
            <text:p>PS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Bègles</text:p>
          </table:table-cell>
          <table:table-cell office:value-type="float" office:value="16415000">
            <text:p>16415000</text:p>
          </table:table-cell>
          <table:table-cell office:value-type="float" office:value="654">
            <text:p>654</text:p>
          </table:table-cell>
          <table:table-cell office:value-type="float" office:value="25107">
            <text:p>25107</text:p>
          </table:table-cell>
          <table:table-cell office:value-type="string">
            <text:p>Les Verts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Blanquefort</text:p>
          </table:table-cell>
          <table:table-cell office:value-type="float" office:value="8107000">
            <text:p>8107000</text:p>
          </table:table-cell>
          <table:table-cell office:value-type="float" office:value="514">
            <text:p>514</text:p>
          </table:table-cell>
          <table:table-cell office:value-type="float" office:value="15780">
            <text:p>15780</text:p>
          </table:table-cell>
          <table:table-cell office:value-type="string">
            <text:p>PS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Bordeaux</text:p>
          </table:table-cell>
          <table:table-cell office:value-type="float" office:value="185380000">
            <text:p>185380000</text:p>
          </table:table-cell>
          <table:table-cell office:value-type="float" office:value="776">
            <text:p>776</text:p>
          </table:table-cell>
          <table:table-cell office:value-type="float" office:value="238921">
            <text:p>238921</text:p>
          </table:table-cell>
          <table:table-cell office:value-type="string">
            <text:p>UMP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Bouliac</text:p>
          </table:table-cell>
          <table:table-cell office:value-type="float" office:value="1836000">
            <text:p>1836000</text:p>
          </table:table-cell>
          <table:table-cell office:value-type="float" office:value="584">
            <text:p>584</text:p>
          </table:table-cell>
          <table:table-cell office:value-type="float" office:value="3142">
            <text:p>3142</text:p>
          </table:table-cell>
          <table:table-cell office:value-type="string">
            <text:p>UMP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Le Bouscat</text:p>
          </table:table-cell>
          <table:table-cell office:value-type="float" office:value="9395000">
            <text:p>9395000</text:p>
          </table:table-cell>
          <table:table-cell office:value-type="float" office:value="397">
            <text:p>397</text:p>
          </table:table-cell>
          <table:table-cell office:value-type="float" office:value="23681">
            <text:p>23681</text:p>
          </table:table-cell>
          <table:table-cell office:value-type="string">
            <text:p>UMP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Bruges</text:p>
          </table:table-cell>
          <table:table-cell office:value-type="float" office:value="12866000">
            <text:p>12866000</text:p>
          </table:table-cell>
          <table:table-cell office:value-type="float" office:value="934">
            <text:p>934</text:p>
          </table:table-cell>
          <table:table-cell office:value-type="float" office:value="13771">
            <text:p>13771</text:p>
          </table:table-cell>
          <table:table-cell office:value-type="string">
            <text:p>UMP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Carbon-Blanc</text:p>
          </table:table-cell>
          <table:table-cell office:value-type="float" office:value="4123000">
            <text:p>4123000</text:p>
          </table:table-cell>
          <table:table-cell office:value-type="float" office:value="585">
            <text:p>585</text:p>
          </table:table-cell>
          <table:table-cell office:value-type="float" office:value="7046">
            <text:p>7046</text:p>
          </table:table-cell>
          <table:table-cell office:value-type="string">
            <text:p>PS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Cenon</text:p>
          </table:table-cell>
          <table:table-cell office:value-type="float" office:value="17865000">
            <text:p>17865000</text:p>
          </table:table-cell>
          <table:table-cell office:value-type="float" office:value="777">
            <text:p>777</text:p>
          </table:table-cell>
          <table:table-cell office:value-type="float" office:value="22985">
            <text:p>22985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Eysines</text:p>
          </table:table-cell>
          <table:table-cell office:value-type="float" office:value="17751000">
            <text:p>17751000</text:p>
          </table:table-cell>
          <table:table-cell office:value-type="float" office:value="906">
            <text:p>906</text:p>
          </table:table-cell>
          <table:table-cell office:value-type="float" office:value="19589">
            <text:p>19589</text:p>
          </table:table-cell>
          <table:table-cell office:value-type="string">
            <text:p>PS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Floirac</text:p>
          </table:table-cell>
          <table:table-cell office:value-type="float" office:value="17273000">
            <text:p>17273000</text:p>
          </table:table-cell>
          <table:table-cell office:value-type="float" office:value="1080">
            <text:p>1080</text:p>
          </table:table-cell>
          <table:table-cell office:value-type="float" office:value="15987">
            <text:p>15987</text:p>
          </table:table-cell>
          <table:table-cell office:value-type="string">
            <text:p>P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Gradignan</text:p>
          </table:table-cell>
          <table:table-cell office:value-type="float" office:value="22738000">
            <text:p>22738000</text:p>
          </table:table-cell>
          <table:table-cell office:value-type="float" office:value="964">
            <text:p>964</text:p>
          </table:table-cell>
          <table:table-cell office:value-type="float" office:value="23590">
            <text:p>23590</text:p>
          </table:table-cell>
          <table:table-cell office:value-type="string">
            <text:p>Divers droite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Le Haillan</text:p>
          </table:table-cell>
          <table:table-cell office:value-type="float" office:value="6394000">
            <text:p>6394000</text:p>
          </table:table-cell>
          <table:table-cell office:value-type="float" office:value="732">
            <text:p>732</text:p>
          </table:table-cell>
          <table:table-cell office:value-type="float" office:value="8739">
            <text:p>8739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Lormont</text:p>
          </table:table-cell>
          <table:table-cell office:value-type="float" office:value="23957000">
            <text:p>23957000</text:p>
          </table:table-cell>
          <table:table-cell office:value-type="float" office:value="1140">
            <text:p>1140</text:p>
          </table:table-cell>
          <table:table-cell office:value-type="float" office:value="21016">
            <text:p>21016</text:p>
          </table:table-cell>
          <table:table-cell office:value-type="string">
            <text:p>PS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Mérignac</text:p>
          </table:table-cell>
          <table:table-cell office:value-type="float" office:value="27704000">
            <text:p>27704000</text:p>
          </table:table-cell>
          <table:table-cell office:value-type="float" office:value="414">
            <text:p>414</text:p>
          </table:table-cell>
          <table:table-cell office:value-type="float" office:value="66916">
            <text:p>66916</text:p>
          </table:table-cell>
          <table:table-cell office:value-type="string">
            <text:p>PS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Parempuyre</text:p>
          </table:table-cell>
          <table:table-cell office:value-type="float" office:value="1591000">
            <text:p>1591000</text:p>
          </table:table-cell>
          <table:table-cell office:value-type="float" office:value="215">
            <text:p>215</text:p>
          </table:table-cell>
          <table:table-cell office:value-type="float" office:value="7393">
            <text:p>7393</text:p>
          </table:table-cell>
          <table:table-cell office:value-type="string">
            <text:p>PS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Pessac</text:p>
          </table:table-cell>
          <table:table-cell office:value-type="float" office:value="1094000">
            <text:p>1094000</text:p>
          </table:table-cell>
          <table:table-cell office:value-type="float" office:value="20">
            <text:p>20</text:p>
          </table:table-cell>
          <table:table-cell office:value-type="float" office:value="58727">
            <text:p>58727</text:p>
          </table:table-cell>
          <table:table-cell office:value-type="string">
            <text:p>P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aint-Aubin-de-Médoc</text:p>
          </table:table-cell>
          <table:table-cell office:value-type="float" office:value="10933000">
            <text:p>10933000</text:p>
          </table:table-cell>
          <table:table-cell office:value-type="float" office:value="1911">
            <text:p>1911</text:p>
          </table:table-cell>
          <table:table-cell office:value-type="float" office:value="5720">
            <text:p>5720</text:p>
          </table:table-cell>
          <table:table-cell office:value-type="string">
            <text:p>UMP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Saint-Louis-de-Montferrand</text:p>
          </table:table-cell>
          <table:table-cell office:value-type="float" office:value="344000">
            <text:p>344000</text:p>
          </table:table-cell>
          <table:table-cell office:value-type="float" office:value="165">
            <text:p>165</text:p>
          </table:table-cell>
          <table:table-cell office:value-type="float" office:value="2084">
            <text:p>2084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Saint-Médard-en-Jalles</text:p>
          </table:table-cell>
          <table:table-cell office:value-type="float" office:value="25963000">
            <text:p>25963000</text:p>
          </table:table-cell>
          <table:table-cell office:value-type="float" office:value="934">
            <text:p>934</text:p>
          </table:table-cell>
          <table:table-cell office:value-type="float" office:value="27789">
            <text:p>27789</text:p>
          </table:table-cell>
          <table:table-cell office:value-type="string">
            <text:p>PS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Saint-Vincent-de-Paul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1088">
            <text:p>1088</text:p>
          </table:table-cell>
          <table:table-cell office:value-type="string">
            <text:p>Sans étiquett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e Taillan-Médoc</text:p>
          </table:table-cell>
          <table:table-cell office:value-type="float" office:value="7799000">
            <text:p>7799000</text:p>
          </table:table-cell>
          <table:table-cell office:value-type="float" office:value="883">
            <text:p>883</text:p>
          </table:table-cell>
          <table:table-cell office:value-type="float" office:value="8829">
            <text:p>8829</text:p>
          </table:table-cell>
          <table:table-cell office:value-type="string">
            <text:p>PS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Talence</text:p>
          </table:table-cell>
          <table:table-cell office:value-type="float" office:value="28298000">
            <text:p>28298000</text:p>
          </table:table-cell>
          <table:table-cell office:value-type="float" office:value="668">
            <text:p>668</text:p>
          </table:table-cell>
          <table:table-cell office:value-type="float" office:value="42361">
            <text:p>42361</text:p>
          </table:table-cell>
          <table:table-cell office:value-type="string">
            <text:p>MODEM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Villenave-d'Ornon</text:p>
          </table:table-cell>
          <table:table-cell office:value-type="float" office:value="9617000">
            <text:p>9617000</text:p>
          </table:table-cell>
          <table:table-cell office:value-type="float" office:value="323">
            <text:p>323</text:p>
          </table:table-cell>
          <table:table-cell office:value-type="float" office:value="29749">
            <text:p>29749</text:p>
          </table:table-cell>
          <table:table-cell office:value-type="string">
            <text:p>UMP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 table:print="false">
        <table:table-column table:style-name="co8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 table:print="false">
        <table:table-column table:style-name="co8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date-style style:name="N108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23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rore</meta:initial-creator>
    <dc:creator>david </dc:creator>
    <meta:creation-date>2012-03-29T07:57:02</meta:creation-date>
    <dc:date>2012-04-04T23:27:52</dc:date>
    <meta:generator>LibreOffice/3.3$Linux LibreOffice_project/330m19$Build-401</meta:generator>
    <meta:editing-duration>PT1M52S</meta:editing-duration>
    <meta:editing-cycles>1</meta:editing-cycles>
    <meta:document-statistic meta:table-count="3" meta:cell-count="16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